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2.738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3.311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36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Segoe UI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7"/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>
            <text:p>Caractéristique </text:p>
          </table:table-cell>
          <table:table-cell office:value-type="string">
            <text:p>développeur junior en France</text:p>
          </table:table-cell>
          <table:table-cell/>
          <table:table-cell office:value-type="string">
            <text:p>Source : </text:p>
          </table:table-cell>
          <table:table-cell/>
          <table:table-cell office:value-type="string">
            <text:p>Caractéristique </text:p>
          </table:table-cell>
          <table:table-cell office:value-type="string">
            <text:p><text:s/>Chef de projet en France</text:p>
          </table:table-cell>
          <table:table-cell/>
          <table:table-cell office:value-type="string">
            <text:p>Source : </text:p>
          </table:table-cell>
        </table:table-row>
        <table:table-row table:style-name="ro1">
          <table:table-cell office:value-type="string">
            <text:p>Salaire en Brut</text:p>
          </table:table-cell>
          <table:table-cell table:style-name="ce1" office:value-type="string">
            <text:p>mois </text:p>
          </table:table-cell>
          <table:table-cell table:style-name="ce1" office:value-type="string">
            <text:p>Heure</text:p>
          </table:table-cell>
          <table:table-cell table:style-name="ce1" office:value-type="string">
            <text:p><text:a xlink:href="https://fr.talent.com/salary?job=developpeur+java+junior">Salaire developpeur java</text:a></text:p>
          </table:table-cell>
          <table:table-cell/>
          <table:table-cell table:style-name="ce1" office:value-type="string">
            <text:p>Salaire en brut</text:p>
          </table:table-cell>
          <table:table-cell table:style-name="ce1" office:value-type="string">
            <text:p>mois</text:p>
          </table:table-cell>
          <table:table-cell office:value-type="string">
            <text:p>heure</text:p>
          </table:table-cell>
          <table:table-cell table:style-name="ce1" office:value-type="string">
            <text:p><text:a xlink:href="https://www.hellowork.com/fr-fr/metiers/chef-de-projet.html">Chef de projet informatique</text:a></text:p>
          </table:table-cell>
        </table:table-row>
        <table:table-row table:style-name="ro1">
          <table:table-cell/>
          <table:table-cell table:style-name="ce2" office:value-type="currency" office:currency="EUR" office:value="3000">
            <text:p>3 000,00 €</text:p>
          </table:table-cell>
          <table:table-cell table:style-name="ce2" office:value-type="currency" office:currency="EUR" office:value="19.78">
            <text:p>19,78 €</text:p>
          </table:table-cell>
          <table:table-cell table:style-name="ce1"/>
          <table:table-cell/>
          <table:table-cell table:style-name="ce1"/>
          <table:table-cell table:style-name="ce2" office:value-type="currency" office:currency="EUR" office:value="3500">
            <text:p>3 500,00 €</text:p>
          </table:table-cell>
          <table:table-cell table:style-name="ce6" office:value-type="currency" office:currency="EUR" office:value="23.04">
            <text:p>23,04 €</text:p>
          </table:table-cell>
          <table:table-cell/>
        </table:table-row>
        <table:table-row table:style-name="ro1">
          <table:table-cell office:value-type="string">
            <text:p>Brut Patronal</text:p>
          </table:table-cell>
          <table:table-cell table:style-name="ce2" table:formula="of:=[.B3]*1.45" office:value-type="currency" office:currency="EUR" office:value="4350">
            <text:p>4 350,00 €</text:p>
          </table:table-cell>
          <table:table-cell table:style-name="ce2" table:formula="of:=[.C3]*1.45" office:value-type="currency" office:currency="EUR" office:value="28.681">
            <text:p>28,68 €</text:p>
          </table:table-cell>
          <table:table-cell table:style-name="ce1"/>
          <table:table-cell/>
          <table:table-cell table:style-name="ce1" office:value-type="string">
            <text:p>Brut Patronal</text:p>
          </table:table-cell>
          <table:table-cell table:style-name="ce2" table:formula="of:=[.G3]*1.45" office:value-type="currency" office:currency="EUR" office:value="5075">
            <text:p>5 075,00 €</text:p>
          </table:table-cell>
          <table:table-cell table:style-name="ce2" table:formula="of:=[.H3]*1.45" office:value-type="currency" office:currency="EUR" office:value="33.408">
            <text:p>33,41 €</text:p>
          </table:table-cell>
          <table:table-cell/>
        </table:table-row>
        <table:table-row table:style-name="ro1">
          <table:table-cell/>
          <table:table-cell table:style-name="ce1" table:number-columns-repeated="5"/>
          <table:table-cell table:number-columns-repeated="3"/>
        </table:table-row>
        <table:table-row table:style-name="ro1">
          <table:table-cell office:value-type="string">
            <text:p>ID de la tache</text:p>
          </table:table-cell>
          <table:table-cell table:style-name="ce1" office:value-type="string">
            <text:p>Temps Jour</text:p>
          </table:table-cell>
          <table:table-cell table:style-name="ce1" office:value-type="string">
            <text:p>Temps en Heure</text:p>
          </table:table-cell>
          <table:table-cell table:style-name="ce1" office:value-type="string">
            <text:p>Nb développeur</text:p>
          </table:table-cell>
          <table:table-cell table:style-name="ce1" office:value-type="string">
            <text:p>Chef de Projet </text:p>
          </table:table-cell>
          <table:table-cell table:style-name="ce1" office:value-type="string">
            <text:p>prix de la tache en €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0.018">
            <text:p>0,018</text:p>
          </table:table-cell>
          <table:table-cell table:style-name="ce1" table:formula="of:=[.B7]*24" office:value-type="float" office:value="0.432">
            <text:p>0,43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x</text:p>
          </table:table-cell>
          <table:table-cell table:style-name="ce4" table:formula="of:=[.C7]*[.D7]*[.C4] + IF([.E7]=&quot;x&quot;; [.H4] ; 0)*[.C7]" office:value-type="float" office:value="51.602832">
            <text:p>51,6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0.857">
            <text:p>0,857</text:p>
          </table:table-cell>
          <table:table-cell table:style-name="ce1" table:formula="of:=[.B8]*24" office:value-type="float" office:value="20.568">
            <text:p>20,568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4" table:formula="of:=[.C8]*[.D8]*[.C4] + IF([.E8]=&quot;x&quot;; [.H4] ; 0)*[.C8]" office:value-type="float" office:value="589.910808">
            <text:p>589,9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1.143">
            <text:p>1,143</text:p>
          </table:table-cell>
          <table:table-cell table:style-name="ce1" table:formula="of:=[.B9]*24" office:value-type="float" office:value="27.432">
            <text:p>27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4" table:formula="of:=[.C9]*[.D9]*[.C4]+ IF([.E9]=&quot;x&quot;; [.H4] ; 0)*[.C9]" office:value-type="float" office:value="786.777192">
            <text:p>786,7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0.357">
            <text:p>0,357</text:p>
          </table:table-cell>
          <table:table-cell table:style-name="ce1" table:formula="of:=[.B10]*24" office:value-type="float" office:value="8.568">
            <text:p>8,568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4" table:formula="of:=[.C10]*[.D10]*[.C4] + IF([.E10]=&quot;x&quot;; [.H4] ; 0)*[.C10]" office:value-type="float" office:value="245.738808">
            <text:p>245,7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0.071">
            <text:p>0,071</text:p>
          </table:table-cell>
          <table:table-cell table:style-name="ce1" table:formula="of:=[.B11]*24" office:value-type="float" office:value="1.704">
            <text:p>1,70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4" table:formula="of:=[.C11]*[.D11]*[.C4]+ IF([.E11]=&quot;x&quot;; [.H4] ; 0)*[.C11]" office:value-type="float" office:value="48.872424">
            <text:p>48,87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0.214">
            <text:p>0,214</text:p>
          </table:table-cell>
          <table:table-cell table:style-name="ce1" table:formula="of:=[.B12]*24" office:value-type="float" office:value="5.136">
            <text:p>5,13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4" table:formula="of:=[.C12]*[.D12]*[.C4] + IF([.E12]=&quot;x&quot;; [.H4] ; 0)*[.C12]" office:value-type="float" office:value="147.305616">
            <text:p>147,3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1.143">
            <text:p>1,143</text:p>
          </table:table-cell>
          <table:table-cell table:style-name="ce1" table:formula="of:=[.B13]*24" office:value-type="float" office:value="27.432">
            <text:p>27,432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4" table:formula="of:=[.C13]*[.D13]*[.C4] + IF([.E13]=&quot;x&quot;;[.H4] ; 0)*[.C13]" office:value-type="float" office:value="1573.554384">
            <text:p>1573,5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0.071">
            <text:p>0,071</text:p>
          </table:table-cell>
          <table:table-cell table:style-name="ce1" table:formula="of:=[.B14]*24" office:value-type="float" office:value="1.704">
            <text:p>1,704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4" table:formula="of:=[.C14]*[.D14]*[.C4]+ IF([.E14]=&quot;x&quot;; [.H4] ; 0)*[.C14]" office:value-type="float" office:value="97.744848">
            <text:p>97,74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0.286">
            <text:p>0,286</text:p>
          </table:table-cell>
          <table:table-cell table:style-name="ce1" table:formula="of:=[.B15]*24" office:value-type="float" office:value="6.864">
            <text:p>6,864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4" table:formula="of:=[.C15]*[.D15]*[.C4]+ IF([.E15]=&quot;x&quot;; [.H4]; 0)*[.C15]" office:value-type="float" office:value="393.732768">
            <text:p>393,7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1.393">
            <text:p>1,393</text:p>
          </table:table-cell>
          <table:table-cell table:style-name="ce1" table:formula="of:=[.B16]*24" office:value-type="float" office:value="33.432">
            <text:p>33,432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4" table:formula="of:=[.C16]*[.D16]*[.C4] + IF([.E16]=&quot;x&quot;;[.H4] ; 0)*[.C16]" office:value-type="float" office:value="1917.726384">
            <text:p>1917,73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0.071">
            <text:p>0,071</text:p>
          </table:table-cell>
          <table:table-cell table:style-name="ce1" table:formula="of:=[.B17]*24" office:value-type="float" office:value="1.704">
            <text:p>1,704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4" table:formula="of:=[.C17]*[.D17]*[.C4]+ IF([.E17]=&quot;x&quot;; [.H4] ; 0)*[.C17]" office:value-type="float" office:value="97.744848">
            <text:p>97,74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0.25">
            <text:p>0,25</text:p>
          </table:table-cell>
          <table:table-cell table:style-name="ce1" table:formula="of:=[.B18]*24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4" table:formula="of:=[.C18]*[.D18]*[.C4]+ IF([.E18]=&quot;x&quot;;[.H4] ; 0)*[.C18]" office:value-type="float" office:value="344.172">
            <text:p>344,17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1.429">
            <text:p>1,429</text:p>
          </table:table-cell>
          <table:table-cell table:style-name="ce1" table:formula="of:=[.B19]*24" office:value-type="float" office:value="34.296">
            <text:p>34,29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4" table:formula="of:=[.C19]*[.D19]*[.C4] + IF([.E19]=&quot;x&quot;; [.H4] ; 0)*[.C19]" office:value-type="float" office:value="983.643576">
            <text:p>983,64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0.143">
            <text:p>0,143</text:p>
          </table:table-cell>
          <table:table-cell table:style-name="ce1" table:formula="of:=[.B20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4" table:formula="of:=[.C20]*[.D20]*[.C4] + IF([.E20]=&quot;x&quot;; [.H4] ; 0)*[.C20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0.143">
            <text:p>0,143</text:p>
          </table:table-cell>
          <table:table-cell table:style-name="ce1" table:formula="of:=[.B21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4" table:formula="of:=[.C21]*[.D21]*[.C4] + IF([.E21]=&quot;x&quot;; [.H4] ; 0)*[.C21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1.429">
            <text:p>1,429</text:p>
          </table:table-cell>
          <table:table-cell table:style-name="ce1" table:formula="of:=[.B22]*24" office:value-type="float" office:value="34.296">
            <text:p>34,296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4" table:formula="of:=[.C22]*[.D22]*[.C4]+ IF([.E22]=&quot;x&quot;; [.H4] ; 0)*[.C22]" office:value-type="float" office:value="1967.287152">
            <text:p>1967,29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0.036">
            <text:p>0,036</text:p>
          </table:table-cell>
          <table:table-cell table:style-name="ce1" table:formula="of:=[.B23]*24" office:value-type="float" office:value="0.864">
            <text:p>0,864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4" table:formula="of:=[.C23]*[.D23]*[.C4] + IF([.E23]=&quot;x&quot;; [.H4] ; 0)*[.C23]" office:value-type="float" office:value="49.560768">
            <text:p>49,5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0.25">
            <text:p>0,25</text:p>
          </table:table-cell>
          <table:table-cell table:style-name="ce1" table:formula="of:=[.B24]*24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4" table:formula="of:=[.C24]*[.D24]*[.C4] + IF([.E24]=&quot;x&quot;; [.H4] ; 0)*[.C24]" office:value-type="float" office:value="344.172">
            <text:p>344,17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0.214">
            <text:p>0,214</text:p>
          </table:table-cell>
          <table:table-cell table:style-name="ce1" table:formula="of:=[.B25]*24" office:value-type="float" office:value="5.136">
            <text:p>5,136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4" table:formula="of:=[.C25]*[.D25]*[.C4] + IF([.E25]=&quot;x&quot;; [.H4] ; 0)*[.C25]" office:value-type="float" office:value="171.583488">
            <text:p>171,58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0.19">
            <text:p>0,19</text:p>
          </table:table-cell>
          <table:table-cell table:style-name="ce1" table:formula="of:=[.B26]*24" office:value-type="float" office:value="4.56">
            <text:p>4,5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4" table:formula="of:=[.C26]*[.D26]*[.C4] + IF([.E26]=&quot;x&quot;; [.H4] ; 0)*[.C26]" office:value-type="float" office:value="130.78536">
            <text:p>130,79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0.003">
            <text:p>0,003</text:p>
          </table:table-cell>
          <table:table-cell table:style-name="ce1" table:formula="of:=[.B27]*24" office:value-type="float" office:value="0.072">
            <text:p>0,07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x</text:p>
          </table:table-cell>
          <table:table-cell table:style-name="ce4" table:formula="of:=[.C27]*[.D27]*[.C4] + IF([.E27]=&quot;x&quot;; [.H4] ; 0)*[.C27]" office:value-type="float" office:value="8.600472">
            <text:p>8,6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0.143">
            <text:p>0,143</text:p>
          </table:table-cell>
          <table:table-cell table:style-name="ce1" table:formula="of:=[.B28]*24" office:value-type="float" office:value="3.432">
            <text:p>3,432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4" table:formula="of:=[.C28]*[.D28]*[.C4] + IF([.E28]=&quot;x&quot;; [.H4] ; 0)*[.C28]" office:value-type="float" office:value="114.656256">
            <text:p>114,66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0.429">
            <text:p>0,429</text:p>
          </table:table-cell>
          <table:table-cell table:style-name="ce1" table:formula="of:=[.B29]*24" office:value-type="float" office:value="10.296">
            <text:p>10,29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4" table:formula="of:=[.C29]*[.D29]*[.C4] + IF([.E29]=&quot;x&quot;; [.H4] ; 0)*[.C29]" office:value-type="float" office:value="295.299576">
            <text:p>295,3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0.179">
            <text:p>0,179</text:p>
          </table:table-cell>
          <table:table-cell table:style-name="ce1" table:formula="of:=[.B30]*24" office:value-type="float" office:value="4.296">
            <text:p>4,296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4" table:formula="of:=[.C30]*[.D30]*[.C4]+ IF([.E30]=&quot;x&quot;; [.H4] ; 0)*[.C30]" office:value-type="float" office:value="246.427152">
            <text:p>246,43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5"/>
          <table:table-cell table:number-columns-repeated="3"/>
        </table:table-row>
        <table:table-row table:style-name="ro2">
          <table:table-cell/>
          <table:table-cell table:style-name="ce1" table:number-columns-repeated="3"/>
          <table:table-cell table:style-name="ce3" office:value-type="string">
            <text:p>prix total : </text:p>
          </table:table-cell>
          <table:table-cell table:style-name="ce5" table:formula="of:=SUM([.F7:.F30])" office:value-type="currency" office:currency="EUR" office:value="10803.765096">
            <text:p>10 803,77 €</text:p>
          </table:table-cell>
          <table:table-cell office:value-type="string">
            <text:p>En brut Patronal</text:p>
          </table:table-cell>
          <table:table-cell table:number-columns-repeated="2"/>
        </table:table-row>
        <table:table-row table:style-name="ro2" table:number-rows-repeated="7">
          <table:table-cell/>
          <table:table-cell table:style-name="ce1" table:number-columns-repeated="5"/>
          <table:table-cell table:number-columns-repeated="3"/>
        </table:table-row>
        <table:table-row table:style-name="ro2" table:number-rows-repeated="1048536">
          <table:table-cell table:number-columns-repeated="9"/>
        </table:table-row>
        <table:table-row table:style-name="ro2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3">03/06/2023</text:date>, <text:time>11:1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6T11:39:56.646000000</meta:creation-date>
    <dc:date>2023-06-03T11:16:58.53</dc:date>
    <meta:editing-duration>PT9H54M53S</meta:editing-duration>
    <meta:editing-cycles>9</meta:editing-cycles>
    <meta:generator>OpenOffice/4.1.13$Win32 OpenOffice.org_project/4113m1$Build-9810</meta:generator>
    <dc:creator>Robin Fligitter</dc:creator>
    <meta:document-statistic meta:table-count="1" meta:cell-count="177" meta:object-count="0"/>
  </office:meta>
</office:document-meta>
</file>